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39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0]^(1/[.$C$42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2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5]*[$globals.$C$36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5]*[$globals.$C$36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3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5]*[$globals.$C$36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3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5]*[$globals.$C$36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3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5]*[$globals.$C$36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3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5]*[$globals.$C$36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3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Rocket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5]*[$globals.$C$36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Rocket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5]*[$globals.$C$36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3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Rocket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5]*[$globals.$C$36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3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Rocket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5]*[$globals.$C$36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3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Rocket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5]*[$globals.$C$36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3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Rocket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5]*[$globals.$C$36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3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5]*[$globals.$C$36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5]*[$globals.$C$36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3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5]*[$globals.$C$36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3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5]*[$globals.$C$36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3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5]*[$globals.$C$36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3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5]*[$globals.$C$36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3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5]*[$globals.$C$46]" office:value-type="float" office:value="846.05403901271">
            <text:p>846.05</text:p>
          </table:table-cell>
          <table:table-cell/>
          <table:table-cell table:formula="oooc:=[$globals.$C$45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5]*[$globals.$C$46]" office:value-type="float" office:value="4904.30439930731">
            <text:p>4904.3</text:p>
          </table:table-cell>
          <table:table-cell/>
          <table:table-cell table:formula="oooc:=[.H3]*[$globals.$C$43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5]*[$globals.$C$46]" office:value-type="float" office:value="28428.6824859703">
            <text:p>28428.68</text:p>
          </table:table-cell>
          <table:table-cell/>
          <table:table-cell table:formula="oooc:=[.H4]*[$globals.$C$43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5]*[$globals.$C$46]" office:value-type="float" office:value="164791.970906672">
            <text:p>164791.97</text:p>
          </table:table-cell>
          <table:table-cell/>
          <table:table-cell table:formula="oooc:=[.H5]*[$globals.$C$43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5]*[$globals.$C$46]" office:value-type="float" office:value="955246.297070123">
            <text:p>955246.3</text:p>
          </table:table-cell>
          <table:table-cell/>
          <table:table-cell table:formula="oooc:=[.H6]*[$globals.$C$43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5]*[$globals.$C$46]" office:value-type="float" office:value="5537256.96128098">
            <text:p>5537256.96</text:p>
          </table:table-cell>
          <table:table-cell/>
          <table:table-cell table:formula="oooc:=[.H7]*[$globals.$C$43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5]*[$globals.$C$46]" office:value-type="float" office:value="32097705.8474836">
            <text:p>32097705.85</text:p>
          </table:table-cell>
          <table:table-cell/>
          <table:table-cell table:formula="oooc:=[.H8]*[$globals.$C$43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5]*[$globals.$C$46]" office:value-type="float" office:value="186060124.692722">
            <text:p>186060124.69</text:p>
          </table:table-cell>
          <table:table-cell/>
          <table:table-cell table:formula="oooc:=[.H9]*[$globals.$C$43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5]*[$globals.$C$46]" office:value-type="float" office:value="1078530975.55211">
            <text:p>1078530975.55</text:p>
          </table:table-cell>
          <table:table-cell/>
          <table:table-cell table:formula="oooc:=[.H10]*[$globals.$C$43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5]*[$globals.$C$46]" office:value-type="float" office:value="6251898772.75671">
            <text:p>6251898772.76</text:p>
          </table:table-cell>
          <table:table-cell/>
          <table:table-cell table:formula="oooc:=[.H11]*[$globals.$C$43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5]*[$globals.$C$46]" office:value-type="float" office:value="36240255635.4844">
            <text:p>36240255635.48</text:p>
          </table:table-cell>
          <table:table-cell/>
          <table:table-cell table:formula="oooc:=[.H12]*[$globals.$C$43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5]*[$globals.$C$46]" office:value-type="float" office:value="210073159573.271">
            <text:p>210073159573.27</text:p>
          </table:table-cell>
          <table:table-cell/>
          <table:table-cell table:formula="oooc:=[.H13]*[$globals.$C$43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6]*[$globals.$C$22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6]*[$globals.$C$22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6]*[$globals.$C$22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6]*[$globals.$C$22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6]*[$globals.$C$22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6]*[$globals.$C$22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6]*[$globals.$C$22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6]*[$globals.$C$22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6]*[$globals.$C$22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6]*[$globals.$C$22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6]*[$globals.$C$22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6]*[$globals.$C$22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6]*[$globals.$C$22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6]*[$globals.$C$22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6]*[$globals.$C$22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6]*[$globals.$C$22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6]*[$globals.$C$22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6]*[$globals.$C$22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6]*[$globals.$C$22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6]*[$globals.$C$22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6]*[$globals.$C$22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6]*[$globals.$C$22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6]*[$globals.$C$22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6]*[$globals.$C$22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6]*[$globals.$C$22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6]*[$globals.$C$22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6]*[$globals.$C$22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6]*[$globals.$C$22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6]*[$globals.$C$22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6]*[$globals.$C$22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6]*[$globals.$C$22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6]*[$globals.$C$22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6]*[$globals.$C$22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6]*[$globals.$C$22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6]*[$globals.$C$22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6]*[$globals.$C$22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6]*[$globals.$C$22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6]*[$globals.$C$22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6]*[$globals.$C$22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6]*[$globals.$C$22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6]*[$globals.$C$22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8">05/08/2007</text:date>, <text:time>04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08T04:45:55</dc:date>
    <dc:language>en-US</dc:language>
    <meta:editing-cycles>78</meta:editing-cycles>
    <meta:editing-duration>P1DT8H30M14S</meta:editing-duration>
    <meta:user-defined meta:name="Info 1"/>
    <meta:user-defined meta:name="Info 2"/>
    <meta:user-defined meta:name="Info 3"/>
    <meta:user-defined meta:name="Info 4"/>
    <meta:document-statistic meta:table-count="9" meta:cell-count="3492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